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
    </style:style>
    <style:style style:name="P9" style:family="paragraph" style:parent-style-name="statusenglish">
      <style:paragraph-properties fo:background-color="#ffffff" text:number-lines="false" text:line-number="0">
        <style:background-image/>
      </style:paragraph-properties>
    </style:style>
    <style:style style:name="P10" style:family="paragraph" style:parent-style-name="actsreferredto">
      <style:paragraph-properties fo:break-before="page"/>
    </style:style>
    <style:style style:name="P11" style:family="paragraph" style:parent-style-name="graphic">
      <style:paragraph-properties fo:break-before="page" text:number-lines="false" text:line-number="0"/>
    </style:style>
    <style:style style:name="P12" style:family="paragraph" style:parent-style-name="paragraph">
      <style:paragraph-properties fo:break-before="page"/>
    </style:style>
    <style:style style:name="P13" style:family="paragraph" style:parent-style-name="arrangementofsections">
      <style:paragraph-properties fo:text-align="start" style:justify-single-word="false"/>
    </style:style>
    <style:style style:name="P14" style:family="paragraph" style:parent-style-name="actreferredto">
      <style:paragraph-properties>
        <style:tab-stops/>
      </style:paragraph-properties>
    </style:style>
    <style:style style:name="P15" style:family="paragraph" style:parent-style-name="longtitle">
      <style:paragraph-properties text:number-lines="true" text:line-number="5"/>
    </style:style>
    <style:style style:name="P16" style:family="paragraph" style:parent-style-name="shorttitleenglish">
      <style:paragraph-properties text:number-lines="true" text:line-number="0"/>
    </style:style>
    <style:style style:name="P17" style:family="paragraph" style:parent-style-name="centered">
      <style:paragraph-properties text:number-lines="false" text:line-number="0"/>
      <style:text-properties style:font-name="Times New Roman3" style:font-name-asian="Times New Roman3" style:font-name-complex="Times New Roman3"/>
    </style:style>
    <style:style style:name="P18"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9" style:family="paragraph" style:parent-style-name="Standard">
      <style:paragraph-properties text:number-lines="false" text:line-number="0"/>
    </style:style>
    <style:style style:name="P20" style:family="paragraph" style:parent-style-name="Standard">
      <style:paragraph-properties text:number-lines="false" text:line-number="0"/>
      <style:text-properties style:font-name="Times New Roman3" style:font-name-asian="Times New Roman3" style:font-name-complex="Times New Roman3"/>
    </style:style>
    <style:style style:name="P21" style:family="paragraph" style:parent-style-name="bill">
      <style:paragraph-properties text:number-lines="false" text:line-number="0"/>
    </style:style>
    <style:style style:name="P22" style:family="paragraph" style:parent-style-name="shorttitlebackpage">
      <style:paragraph-properties text:number-lines="false" text:line-number="0"/>
    </style:style>
    <style:style style:name="P23" style:family="paragraph" style:parent-style-name="hr2">
      <style:paragraph-properties text:number-lines="false" text:line-number="0"/>
    </style:style>
    <style:style style:name="P24" style:family="paragraph" style:parent-style-name="hr2">
      <style:paragraph-properties text:number-lines="false" text:line-number="0"/>
      <style:text-properties style:font-name="Times New Roman"/>
    </style:style>
    <style:style style:name="P25" style:family="paragraph" style:parent-style-name="hr2">
      <style:paragraph-properties text:number-lines="false" text:line-number="0"/>
      <style:text-properties style:font-name="Times New Roman3" style:font-name-asian="Times New Roman3" style:font-name-complex="Times New Roman3"/>
    </style:style>
    <style:style style:name="P26" style:family="paragraph" style:parent-style-name="asinitiated">
      <style:paragraph-properties text:number-lines="false" text:line-number="0"/>
    </style:style>
    <style:style style:name="P27" style:family="paragraph" style:parent-style-name="Standard" style:master-page-name="frontcover">
      <style:paragraph-properties style:page-number="1"/>
    </style:style>
    <style:style style:name="P28"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name="Times New Roman"/>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style:font-name-asian="Times New Roman3" style:font-name-complex="Times New Roman3"/>
    </style:style>
    <style:style style:name="T9" style:family="text">
      <style:text-properties style:font-name="Times New Roman3"/>
    </style:style>
    <style:style style:name="T10" style:family="text">
      <style:text-properties style:font-name="Times New Roman3" style:font-name-asian="Times New Roman3" style:font-name-complex="Times New Roman3"/>
    </style:style>
    <style:style style:name="T1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8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IOMAÍOCHTA (LEASÚ), 2016" text:name="GA_shorttitle"/>
        <text:user-field-decl office:value-type="string" office:string-value="Competition (Amendment)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delimit The Application of the Competition Act 2002 to Trade Unions and Trade Union Members and to certain agreements negotiated with public bodies, and to provide for related matters. " text:name="EN_longtitle"/>
        <text:user-field-decl office:value-type="string" office:string-value="GA_shorttitle_caps" text:name="GA_shorttitle_caps"/>
      </text:user-field-decls>
      <text:p text:style-name="P27"/>
      <text:p text:style-name="Standard"/>
      <text:p text:style-name="graphic_5f_frontpage"/>
      <text:p text:style-name="hr"/>
      <text:p text:style-name="shorttitleirish_5f_frontpage"><text:span text:style-name="bold_5f_noitalic_5f_nounderline"><text:span text:style-name="T6">An Bille Iomaíochta (Leasú), 2016</text:span></text:span></text:p>
      <text:p text:style-name="shorttitleenglish_5f_frontpage"><text:span text:style-name="bold_5f_noitalic_5f_nounderline"><text:span text:style-name="T6">Competition (Amendment) Bill 2016</text:span></text:span></text:p>
      <text:p text:style-name="P8"/>
      <text:p text:style-name="asinitiated"><text:span text:style-name="bold_5f_noitalic_5f_nounderline"><text:span text:style-name="T7">Mar a tionscnaíodh</text:span></text:span></text:p>
      <text:p text:style-name="asinitiated"><text:span text:style-name="bold_5f_noitalic_5f_nounderline"><text:span text:style-name="T7">As initiated</text:span></text:span></text:p>
      <text:p text:style-name="hr"/>
      <text:p text:style-name="P28"/>
      <text:p text:style-name="hr"/>
      <text:p text:style-name="shorttitleirish"><text:user-field-get text:name="GA_shorttitle">AN BILLE IOMAÍOCHTA (LEASÚ), 2016</text:user-field-get></text:p>
      <text:p text:style-name="shorttitleenglish"><text:span text:style-name="bold_5f_noitalic_5f_nounderline"><text:span text:style-name="T2"><text:user-field-get text:name="EN_shorttitle">Competition (Amendment) Bill 2016</text:user-field-get></text:span></text:span><text:span text:style-name="bold_5f_noitalic_5f_nounderline"><text:span text:style-name="T2"> </text:span></text:span></text:p>
      <text:p text:style-name="hr"/>
      <text:p text:style-name="P6"><text:span text:style-name="nobold_5f_italic_5f_nounderline"><text:user-field-get text:name="GA_DOC_STAGE">Mar a tionscnaíodh</text:user-field-get></text:span><text:span text:style-name="nobold_5f_italic_5f_nounderline"> </text:span></text:p>
      <text:p text:style-name="P9"><text:span text:style-name="nobold_5f_italic_5f_nounderline"><text:user-field-get text:name="EN_DOC_STAGE">As initiated</text:user-field-get></text:span><text:span text:style-name="nobold_5f_italic_5f_nounderline"> </text:span></text:p>
      <text:p text:style-name="hr"/>
      <text:p text:style-name="P7"/>
      <text:p text:style-name="arrangementofsections">CONTENTS</text:p>
      <text:p text:style-name="arrangementofsections"/>
      <text:p text:style-name="P13">Section</text:p>
      <text:p text:style-name="tocsectionnumber">1. <text:s/><text:bookmark-ref text:reference-format="text" text:ref-name="toc_book_1">Definition</text:bookmark-ref></text:p>
      <text:p text:style-name="tocsectionnumber">2. <text:s/><text:bookmark-ref text:reference-format="text" text:ref-name="toc_book_2">Application of section 4 of Competition Act 2002 to certain trade union members</text:bookmark-ref></text:p>
      <text:p text:style-name="tocsectionnumber">3. <text:s/><text:bookmark-ref text:reference-format="text" text:ref-name="toc_book_3">Application of section 4 of  Competition Act 2002 to certain collective agreements relating to services provided out of public funds</text:bookmark-ref></text:p>
      <text:p text:style-name="tocsectionnumber">4. <text:s/><text:bookmark-ref text:reference-format="text" text:ref-name="toc_book_4">Short title, collective citation and construction</text:bookmark-ref></text:p>
      <text:p text:style-name="tocsectionnumber"/>
      <text:p text:style-name="tocsectionnumber"/>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0">Acts Referred to</text:p>
          </text:index-title>
          <text:p text:style-name="P14">Competition Act 2002 (No. 14)</text:p>
          <text:p text:style-name="P14">Freedom of Information Act 1997 (No. 13)</text:p>
          <text:p text:style-name="P14">National Economic and Social Development Office Act 2006 (No. 21)</text:p>
          <text:p text:style-name="P14">Trade Union Act 1941 (No. 22)</text:p>
        </text:index-body>
      </text:alphabetical-index>
      <text:p text:style-name="Standard"/>
      <text:p text:style-name="P11"/>
      <text:p text:style-name="hr"/>
      <text:p text:style-name="shorttitleirish"><text:hidden-text text:condition="ooow:" text:string-value="P5:L1" text:is-hidden="true"/><text:user-field-get text:name="GA_shorttitle">AN BILLE IOMAÍOCHTA (LEASÚ), 2016</text:user-field-get></text:p>
      <text:p text:style-name="P16"><text:hidden-text text:condition="ooow:" text:string-value="P5:L2" text:is-hidden="true"/><text:span text:style-name="bold_5f_noitalic_5f_nounderline"><text:span text:style-name="T2"><text:user-field-get text:name="EN_shorttitle">Competition (Amendment) Bill 2016</text:user-field-get></text:span></text:span><text:span text:style-name="bold_5f_noitalic_5f_nounderline"><text:span text:style-name="T2"> </text:span></text:span></text:p>
      <text:p text:style-name="hr"/>
      <text:p text:style-name="bill"><text:hidden-text text:condition="ooow:" text:string-value="P5:L3" text:is-hidden="true"/><text:user-field-get text:name="STATUS">Bill</text:user-field-get></text:p>
      <text:p text:style-name="entitled"><text:hidden-text text:condition="ooow:" text:string-value="P5:L4" text:is-hidden="true"/>entitled</text:p>
      <text:p text:style-name="P15"><text:hidden-text text:condition="ooow:" text:string-value="P5:L5" text:is-hidden="true"/>An Act to delimit the application of the <text:alphabetical-index-mark text:string-value="Competition Act 2002 (No. 14)"/><text:a xlink:type="simple" xlink:href="http://www.irishstatutebook.ie/2002/en/act/pub/0014/index.html">Competition Act 2002</text:a> to Trade Unions and <text:hidden-text text:condition="ooow:" text:string-value="P5:L6" text:is-hidden="true"/>Trade Union Members and to certain agreements negotiated with public bodies, and to <text:hidden-text text:condition="ooow:" text:string-value="P5:L7" text:is-hidden="true"/>provide for related matters. </text:p>
      <text:p text:style-name="enacted"><text:hidden-text text:condition="ooow:" text:string-value="P5:L8" text:is-hidden="true"/>Be it enacted by the Oireachtas as follows:</text:p>
      <text:p text:style-name="shouldernote"><text:hidden-text text:condition="ooow:" text:string-value="P5:L9" text:is-hidden="true"/><text:bookmark-start text:name="toc_book_1"/>Definition<text:bookmark-end text:name="toc_book_1"/></text:p>
      <text:p text:style-name="section"><text:hidden-text text:condition="ooow:" text:string-value="P5:L10" text:is-hidden="true"/><text:reference-mark-start text:name="sectionnumber_2"/><text:span text:style-name="T2"><text:sequence text:ref-name="refsectionnumber0" text:name="sectionnumber" text:formula="ooow:sectionnumber+1" style:num-format="1">1</text:sequence></text:span><text:reference-mark-end text:name="sectionnumber_2"/><text:span text:style-name="T2">.</text:span><text:tab/>In this Act, “public body” has the meaning assigned by section 2 of the <text:alphabetical-index-mark text:string-value="Freedom of Information Act 1997 (No. 13)"/><text:a xlink:type="simple" xlink:href="http://www.irishstatutebook.ie/1997/en/act/pub/0013/index.html">Freedom of </text:a><text:a xlink:type="simple" xlink:href="http://www.irishstatutebook.ie/1997/en/act/pub/0013/index.html"><text:hidden-text text:condition="ooow:" text:string-value="P5:L11" text:is-hidden="true"/></text:a><text:a xlink:type="simple" xlink:href="http://www.irishstatutebook.ie/1997/en/act/pub/0013/index.html">Information Act 1997, as amended</text:a>.</text:p>
      <text:p text:style-name="shouldernote"><text:hidden-text text:condition="ooow:" text:string-value="P5:L12" text:is-hidden="true"/><text:bookmark-start text:name="toc_book_2"/>Application of section 4 of <text:alphabetical-index-mark text:string-value="Competition Act 2002 (No. 14)"/><text:a xlink:type="simple" xlink:href="http://www.irishstatutebook.ie/2002/en/act/pub/0014/index.html">Competition Act 2002</text:a> to certain trade union members<text:bookmark-end text:name="toc_book_2"/></text:p>
      <text:p text:style-name="subsection"><text:hidden-text text:condition="ooow:" text:string-value="P5:L13" text:is-hidden="true"/><text:reference-mark-start text:name="sectionnumber_3"/><text:span text:style-name="T2"><text:sequence text:ref-name="refsectionnumber1" text:name="sectionnumber" text:formula="ooow:sectionnumber+1" style:num-format="1">2</text:sequence></text:span><text:reference-mark-end text:name="sectionnumber_3"/><text:span text:style-name="T2">.</text:span><text:tab/><text:reference-mark-start text:name="subsectionnumber_3"/>(<text:sequence text:ref-name="refsubsectionnumber0" text:name="subsectionnumber" style:num-format="1">1</text:sequence>)<text:reference-mark-end text:name="subsectionnumber_3"/><text:tab/>Where an individual engages for gain under a contract with an undertaking personally <text:hidden-text text:condition="ooow:" text:string-value="P5:L14" text:is-hidden="true"/>to do any work or provide any services (whether work or services of a manual, <text:hidden-text text:condition="ooow:" text:string-value="P5:L15" text:is-hidden="true"/>clerical, professional or vocational nature or otherwise and whether for the <text:hidden-text text:condition="ooow:" text:string-value="P5:L16" text:is-hidden="true"/>undertaking that is party to the contract or for other persons)⁠—</text:p>
      <text:p text:style-name="paragraph"><text:hidden-text text:condition="ooow:" text:string-value="P5:L17" text:is-hidden="true"/><text:tab/><text:reference-mark-start text:name="paragraphnumber_1"/>(<text:sequence text:ref-name="refparagraphnumber0" text:name="paragraphnumber" text:formula="ooow:1" style:num-format="a">a</text:sequence>)<text:reference-mark-end text:name="paragraphnumber_1"/><text:tab/>a trade union of which that individual and other individuals so engaged are <text:hidden-text text:condition="ooow:" text:string-value="P5:L18" text:is-hidden="true"/>members is deemed not to be an association of undertakings for the purposes of <text:hidden-text text:condition="ooow:" text:string-value="P5:L19" text:is-hidden="true"/>section 4 of the <text:alphabetical-index-mark text:string-value="Competition Act 2002 (No. 14)"/><text:a xlink:type="simple" xlink:href="http://www.irishstatutebook.ie/2002/en/act/pub/0014/index.html">Competition Act 2002</text:a>, and</text:p>
      <text:p text:style-name="paragraph"><text:hidden-text text:condition="ooow:" text:string-value="P5:L20" text:is-hidden="true"/><text:tab/><text:reference-mark-start text:name="paragraphnumber_2"/>(<text:sequence text:ref-name="refparagraphnumber1" text:name="paragraphnumber" text:formula="ooow:paragraphnumber+1" style:num-format="a">b</text:sequence>)<text:reference-mark-end text:name="paragraphnumber_2"/><text:tab/>the said section 4 does not apply to any agreement, decision or concerted practice <text:hidden-text text:condition="ooow:" text:string-value="P5:L21" text:is-hidden="true"/>affecting the terms or conditions under which such work is done or services are <text:hidden-text text:condition="ooow:" text:string-value="P5:L22" text:is-hidden="true"/>provided by two or more such individuals under similar contracts⁠—</text:p>
      <text:p text:style-name="subparagraph"><text:hidden-text text:condition="ooow:" text:string-value="P5:L23" text:is-hidden="true"/><text:tab/><text:reference-mark-start text:name="subparagraphnumber_1"/>(<text:sequence text:ref-name="refsubparagraphnumber0" text:name="subparagraphnumber" text:formula="ooow:1" style:num-format="i">i</text:sequence>)<text:reference-mark-end text:name="subparagraphnumber_1"/><text:tab/>with the same undertaking, or</text:p>
      <text:p text:style-name="subparagraph"><text:hidden-text text:condition="ooow:" text:string-value="P5:L24" text:is-hidden="true"/><text:tab/><text:reference-mark-start text:name="subparagraphnumber_2"/>(<text:sequence text:ref-name="refsubparagraphnumber1" text:name="subparagraphnumber" text:formula="ooow:subparagraphnumber+1" style:num-format="i">ii</text:sequence>)<text:reference-mark-end text:name="subparagraphnumber_2"/><text:tab/>with two or more different undertakings, that are members of an organisation <text:hidden-text text:condition="ooow:" text:string-value="P5:L25" text:is-hidden="true"/>that is (or is part of an organisation that is) a social partner for the purposes <text:hidden-text text:condition="ooow:" text:string-value="P5:L26" text:is-hidden="true"/>of the <text:alphabetical-index-mark text:string-value="National Economic and Social Development Office Act 2006 (No. 21)"/><text:a xlink:type="simple" xlink:href="http://www.irishstatutebook.ie/2006/en/act/pub/0021/index.html">National Economic and Social Development Office Act 2006</text:a>.</text:p>
      <text:p text:style-name="subsection"><text:hidden-text text:condition="ooow:" text:string-value="P5:L27" text:is-hidden="true"/><text:tab/><text:reference-mark-start text:name="subsectionnumber_4"/>(<text:sequence text:ref-name="refsubsectionnumber1" text:name="subsectionnumber" text:formula="ooow:subsectionnumber+1" style:num-format="1">2</text:sequence>)<text:reference-mark-end text:name="subsectionnumber_4"/><text:tab/>Nothing in <text:span text:style-name="T4">subsection</text:span> <text:span text:style-name="T4"><text:reference-ref text:reference-format="text" text:ref-name="subsectionnumber_3">(1)</text:reference-ref></text:span> prevents the application of the said section 4 to agreements, <text:hidden-text text:condition="ooow:" text:string-value="P5:L28" text:is-hidden="true"/>decisions or concerted practices affecting the terms or conditions under which work is <text:hidden-text text:condition="ooow:" text:string-value="P5:L29" text:is-hidden="true"/>done or services are provided to persons contracting outside the course of their <text:hidden-text text:condition="ooow:" text:string-value="P5:L30" text:is-hidden="true"/>business.</text:p>
      <text:p text:style-name="subsection"><text:hidden-text text:condition="ooow:" text:string-value="P5:L31" text:is-hidden="true"/><text:tab/><text:reference-mark-start text:name="subsectionnumber_5"/>(<text:sequence text:ref-name="refsubsectionnumber2" text:name="subsectionnumber" text:formula="ooow:subsectionnumber+1" style:num-format="1">3</text:sequence>)<text:reference-mark-end text:name="subsectionnumber_5"/><text:tab/>In <text:span text:style-name="T4">subsection</text:span> <text:span text:style-name="T4"><text:reference-ref text:reference-format="text" text:ref-name="subsectionnumber_3">(1)</text:reference-ref></text:span>—</text:p>
      <text:p text:style-name="paragraph"><text:hidden-text text:condition="ooow:" text:string-value="P5:L32" text:is-hidden="true"/><text:tab/><text:reference-mark-start text:name="paragraphnumber_3"/>(<text:sequence text:ref-name="refparagraphnumber2" text:name="paragraphnumber" text:formula="ooow:1" style:num-format="a">a</text:sequence>)<text:reference-mark-end text:name="paragraphnumber_3"/><text:tab/>“trade union” means a trade union which is the holder of a negotiation licence <text:soft-page-break/><text:hidden-text text:condition="ooow:" text:string-value="P6:L1" text:is-hidden="true"/>under Part II of the <text:alphabetical-index-mark text:string-value="Trade Union Act 1941 (No. 22)"/>Trade Union Act 1941,</text:p>
      <text:p text:style-name="paragraph"><text:hidden-text text:condition="ooow:" text:string-value="P6:L2" text:is-hidden="true"/><text:tab/><text:reference-mark-start text:name="paragraphnumber_4"/>(<text:sequence text:ref-name="refparagraphnumber3" text:name="paragraphnumber" text:formula="ooow:paragraphnumber+1" style:num-format="a">b</text:sequence>)<text:reference-mark-end text:name="paragraphnumber_4"/><text:tab/>“undertaking” includes any public body.</text:p>
      <text:p text:style-name="shouldernote"><text:hidden-text text:condition="ooow:" text:string-value="P6:L3" text:is-hidden="true"/><text:bookmark-start text:name="toc_book_3"/>Application of section 4 of <text:alphabetical-index-mark text:string-value="Competition Act 2002 (No. 14)"/><text:a xlink:type="simple" xlink:href="http://www.irishstatutebook.ie/2002/en/act/pub/0014/index.html">Competition Act 2002</text:a> to certain collective agreements relating <text:hidden-text text:condition="ooow:" text:string-value="P6:L4" text:is-hidden="true"/>to services provided out of public funds<text:bookmark-end text:name="toc_book_3"/></text:p>
      <text:p text:style-name="subsection"><text:hidden-text text:condition="ooow:" text:string-value="P6:L5" text:is-hidden="true"/><text:reference-mark-start text:name="sectionnumber_4"/><text:span text:style-name="T2"><text:sequence text:ref-name="refsectionnumber2" text:name="sectionnumber" text:formula="ooow:sectionnumber+1" style:num-format="1">3</text:sequence></text:span><text:reference-mark-end text:name="sectionnumber_4"/><text:span text:style-name="T2">.</text:span><text:tab/><text:reference-mark-start text:name="subsectionnumber_6"/>(<text:sequence text:ref-name="refsubsectionnumber3" text:name="subsectionnumber" style:num-format="1">1</text:sequence>)<text:reference-mark-end text:name="subsectionnumber_6"/><text:tab/>This section applies to a scheme, whether under an enactment or otherwise, for <text:hidden-text text:condition="ooow:" text:string-value="P6:L6" text:is-hidden="true"/>payments out of public funds by a public body to members of a profession in <text:hidden-text text:condition="ooow:" text:string-value="P6:L7" text:is-hidden="true"/>consideration for the provision of services to members of the public or to a class of <text:hidden-text text:condition="ooow:" text:string-value="P6:L8" text:is-hidden="true"/>members of the public.</text:p>
      <text:p text:style-name="subsection"><text:hidden-text text:condition="ooow:" text:string-value="P6:L9" text:is-hidden="true"/><text:tab/><text:reference-mark-start text:name="subsectionnumber_7"/>(<text:sequence text:ref-name="refsubsectionnumber4" text:name="subsectionnumber" text:formula="ooow:subsectionnumber+1" style:num-format="1">2</text:sequence>)<text:reference-mark-end text:name="subsectionnumber_7"/><text:tab/>Where the Government makes a declaration under this subsection that there is, in <text:hidden-text text:condition="ooow:" text:string-value="P6:L10" text:is-hidden="true"/>relation to a scheme to which this section applies, a public interest in negotiating a <text:hidden-text text:condition="ooow:" text:string-value="P6:L11" text:is-hidden="true"/>collective agreement between the public body concerned and an organisation that is <text:hidden-text text:condition="ooow:" text:string-value="P6:L12" text:is-hidden="true"/>representative of the profession concerned, providing for the terms and 15 conditions <text:hidden-text text:condition="ooow:" text:string-value="P6:L13" text:is-hidden="true"/>under which the services are to be provided⁠—</text:p>
      <text:p text:style-name="paragraph"><text:hidden-text text:condition="ooow:" text:string-value="P6:L14" text:is-hidden="true"/><text:tab/><text:reference-mark-start text:name="paragraphnumber_5"/>(<text:sequence text:ref-name="refparagraphnumber4" text:name="paragraphnumber" text:formula="ooow:1" style:num-format="a">a</text:sequence>)<text:reference-mark-end text:name="paragraphnumber_5"/><text:tab/>the representative organisation concerned is deemed not to be an association of <text:hidden-text text:condition="ooow:" text:string-value="P6:L15" text:is-hidden="true"/>undertakings, for the purposes of section 4 of the <text:alphabetical-index-mark text:string-value="Competition Act 2002 (No. 14)"/><text:a xlink:type="simple" xlink:href="http://www.irishstatutebook.ie/2002/en/act/pub/0014/index.html">Competition Act 2002</text:a>, and</text:p>
      <text:p text:style-name="paragraph"><text:hidden-text text:condition="ooow:" text:string-value="P6:L16" text:is-hidden="true"/><text:tab/><text:reference-mark-start text:name="paragraphnumber_6"/>(<text:sequence text:ref-name="refparagraphnumber5" text:name="paragraphnumber" text:formula="ooow:paragraphnumber+1" style:num-format="a">b</text:sequence>)<text:reference-mark-end text:name="paragraphnumber_6"/><text:tab/>the said section 4 does not apply to the collective agreement.</text:p>
      <text:p text:style-name="subsection"><text:hidden-text text:condition="ooow:" text:string-value="P6:L17" text:is-hidden="true"/><text:tab/><text:reference-mark-start text:name="subsectionnumber_8"/>(<text:sequence text:ref-name="refsubsectionnumber5" text:name="subsectionnumber" text:formula="ooow:subsectionnumber+1" style:num-format="1">3</text:sequence>)<text:reference-mark-end text:name="subsectionnumber_8"/><text:tab/>Nothing in <text:span text:style-name="T4">subsection</text:span> <text:span text:style-name="T4"><text:reference-ref text:reference-format="text" text:ref-name="subsectionnumber_7">(2)</text:reference-ref></text:span> prevents the application of section 4 to agreements, <text:hidden-text text:condition="ooow:" text:string-value="P6:L18" text:is-hidden="true"/>decisions or concerted practices affecting the terms or conditions under which <text:hidden-text text:condition="ooow:" text:string-value="P6:L19" text:is-hidden="true"/>services are provided otherwise than under and for the purposes of the collective <text:hidden-text text:condition="ooow:" text:string-value="P6:L20" text:is-hidden="true"/>agreement concerned.</text:p>
      <text:p text:style-name="subsection"><text:hidden-text text:condition="ooow:" text:string-value="P6:L21" text:is-hidden="true"/><text:tab/><text:reference-mark-start text:name="subsectionnumber_9"/>(<text:sequence text:ref-name="refsubsectionnumber6" text:name="subsectionnumber" text:formula="ooow:subsectionnumber+1" style:num-format="1">4</text:sequence>)<text:reference-mark-end text:name="subsectionnumber_9"/><text:tab/>A declaration made by the Government under <text:span text:style-name="T4">subsection</text:span> <text:span text:style-name="T4"><text:reference-ref text:reference-format="text" text:ref-name="subsectionnumber_7">(2)</text:reference-ref></text:span><text:span text:style-name="T4">⁠—</text:span></text:p>
      <text:p text:style-name="paragraph"><text:hidden-text text:condition="ooow:" text:string-value="P6:L22" text:is-hidden="true"/><text:tab/><text:reference-mark-start text:name="paragraphnumber_7"/>(<text:sequence text:ref-name="refparagraphnumber6" text:name="paragraphnumber" text:formula="ooow:1" style:num-format="a">a</text:sequence>)<text:reference-mark-end text:name="paragraphnumber_7"/><text:tab/>does not have effect until it is approved by resolutions passed by each House of <text:hidden-text text:condition="ooow:" text:string-value="P6:L23" text:is-hidden="true"/>the Oireachtas,</text:p>
      <text:p text:style-name="paragraph"><text:hidden-text text:condition="ooow:" text:string-value="P6:L24" text:is-hidden="true"/><text:tab/><text:reference-mark-start text:name="paragraphnumber_8"/>(<text:sequence text:ref-name="refparagraphnumber7" text:name="paragraphnumber" text:formula="ooow:paragraphnumber+1" style:num-format="a">b</text:sequence>)<text:reference-mark-end text:name="paragraphnumber_8"/><text:tab/>applies to negotiations for amendments to or replacements of a collective <text:hidden-text text:condition="ooow:" text:string-value="P6:L25" text:is-hidden="true"/>agreement,</text:p>
      <text:p text:style-name="paragraph"><text:hidden-text text:condition="ooow:" text:string-value="P6:L26" text:is-hidden="true"/><text:tab/><text:reference-mark-start text:name="paragraphnumber_9"/>(<text:sequence text:ref-name="refparagraphnumber8" text:name="paragraphnumber" text:formula="ooow:paragraphnumber+1" style:num-format="a">c</text:sequence>)<text:reference-mark-end text:name="paragraphnumber_9"/><text:tab/>continues in effect until it is annulled by resolution passed by either House of the <text:hidden-text text:condition="ooow:" text:string-value="P6:L27" text:is-hidden="true"/>Oireachtas.</text:p>
      <text:p text:style-name="paragraph"><text:hidden-text text:condition="ooow:" text:string-value="P6:L28" text:is-hidden="true"/><text:tab/><text:reference-mark-start text:name="subsectionnumber_10"/>(<text:sequence text:ref-name="refsubsectionnumber7" text:name="subsectionnumber" text:formula="ooow:subsectionnumber+1" style:num-format="1">5</text:sequence>)<text:reference-mark-end text:name="subsectionnumber_10"/> <text:s/><text:reference-mark-start text:name="paragraphnumber_10"/>(<text:sequence text:ref-name="refparagraphnumber9" text:name="paragraphnumber" text:formula="ooow:1" style:num-format="a">a</text:sequence>)<text:reference-mark-end text:name="paragraphnumber_10"/><text:tab/>In this section, “profession” includes trade, vocation and other occupation.</text:p>
      <text:p text:style-name="paragraph"><text:hidden-text text:condition="ooow:" text:string-value="P6:L29" text:is-hidden="true"/><text:tab/><text:reference-mark-start text:name="paragraphnumber_11"/>(<text:sequence text:ref-name="refparagraphnumber10" text:name="paragraphnumber" text:formula="ooow:paragraphnumber+1" style:num-format="a">b</text:sequence>)<text:reference-mark-end text:name="paragraphnumber_11"/><text:tab/>For the purposes of this section, it is immaterial whether members of a profession <text:hidden-text text:condition="ooow:" text:string-value="P6:L30" text:is-hidden="true"/>provide services as sole traders or as members or employees of partnerships or <text:hidden-text text:condition="ooow:" text:string-value="P6:L31" text:is-hidden="true"/>corporate bodies.</text:p>
      <text:p text:style-name="shouldernote"><text:hidden-text text:condition="ooow:" text:string-value="P6:L32" text:is-hidden="true"/><text:bookmark-start text:name="toc_book_4"/>Short title, collective citation and construction<text:bookmark-end text:name="toc_book_4"/></text:p>
      <text:p text:style-name="subsection"><text:hidden-text text:condition="ooow:" text:string-value="P6:L33" text:is-hidden="true"/><text:reference-mark-start text:name="sectionnumber_1"/><text:span text:style-name="T3"><text:sequence text:ref-name="refsectionnumber3" text:name="sectionnumber" text:formula="ooow:sectionnumber+1" style:num-format="1">4</text:sequence></text:span><text:reference-mark-end text:name="sectionnumber_1"/><text:span text:style-name="T3">.</text:span><text:tab/><text:reference-mark-start text:name="subsectionnumber_1"/>(<text:sequence text:ref-name="refsubsectionnumber8" text:name="subsectionnumber" style:num-format="1">1</text:sequence>)<text:reference-mark-end text:name="subsectionnumber_1"/><text:tab/>This Act may be cited as the Competition (Amendment) Act 2016.</text:p>
      <text:p text:style-name="subsection"><text:hidden-text text:condition="ooow:" text:string-value="P6:L34" text:is-hidden="true"/><text:tab/><text:reference-mark-start text:name="subsectionnumber_2"/>(<text:sequence text:ref-name="refsubsectionnumber9" text:name="subsectionnumber" text:formula="ooow:subsectionnumber+1" style:num-format="1">2</text:sequence>)<text:reference-mark-end text:name="subsectionnumber_2"/><text:tab/>This Act and the <text:alphabetical-index-mark text:string-value="Competition Act 2002 (No. 14)"/><text:a xlink:type="simple" xlink:href="http://www.irishstatutebook.ie/2002/en/act/pub/0014/index.html">Competition Act 2002</text:a> may be cited together as the Competition Acts <text:hidden-text text:condition="ooow:" text:string-value="P6:L35" text:is-hidden="true"/>2002 and 2016 and shall be construed together as one Act.</text:p>
      <text:p text:style-name="P12"><text:hidden-text text:condition="ooow:" text:string-value="P7:L1" text:is-hidden="true"/> </text:p>
      <table:table table:name="Table1" table:style-name="Table1">
        <table:table-column table:style-name="Table1.A"/>
        <table:table-column table:style-name="Table1.B"/>
        <table:table-row>
          <table:table-cell table:style-name="Table1.A1" office:value-type="string">
            <text:p text:style-name="P22"><text:hidden-text text:condition="ooow:" text:string-value="P8:L1" text:is-hidden="true"/>An Bille Iomaíochta (Leasú), 2016</text:p>
            <text:p text:style-name="P19"><text:hidden-text text:condition="ooow:" text:string-value="P8:L2" text:is-hidden="true"/><text:span text:style-name="bold_5f_noitalic_5f_nounderline"><text:span text:style-name="T6"> </text:span></text:span></text:p>
            <text:p text:style-name="P24"><text:hidden-text text:condition="ooow:" text:string-value="P8:L3" text:is-hidden="true"/> <text:s text:c="22"/></text:p>
            <text:p text:style-name="P21"><text:hidden-text text:condition="ooow:" text:string-value="P8:L4" text:is-hidden="true"/>BILLE</text:p>
            <text:p text:style-name="P26"><text:hidden-text text:condition="ooow:" text:string-value="P8:L5" text:is-hidden="true"/>(mar a tionscnaíodh)</text:p>
            <text:p text:style-name="P26"><text:hidden-text text:condition="ooow:" text:string-value="P8:L6" text:is-hidden="true"/>d<text:span text:style-name="T9">á ngairtear</text:span></text:p>
            <text:p text:style-name="P19"><text:hidden-text text:condition="ooow:" text:string-value="P8:L7" text:is-hidden="true"/> </text:p>
            <text:p text:style-name="backpageprovision_5f_no_5f_line_5f_numbering"><text:hidden-text text:condition="ooow:" text:string-value="P8:L8" text:is-hidden="true"/><text:span text:style-name="T10">Acht do theorannú fheidhm an Achta Iomaíochta, </text:span><text:span text:style-name="T10"><text:hidden-text text:condition="ooow:" text:string-value="P8:L9" text:is-hidden="true"/></text:span><text:span text:style-name="T10">2002 do Cheardchumainn agus Comhaltaí </text:span><text:span text:style-name="T10"><text:hidden-text text:condition="ooow:" text:string-value="P8:L10" text:is-hidden="true"/></text:span><text:span text:style-name="T10">Ceardchumainn agus do chomhaontuithe áirithe </text:span><text:span text:style-name="T10"><text:hidden-text text:condition="ooow:" text:string-value="P8:L11" text:is-hidden="true"/></text:span><text:span text:style-name="T10">arna gcaibidil le comhlachtaí poiblí, agus do </text:span><text:span text:style-name="T10"><text:hidden-text text:condition="ooow:" text:string-value="P8:L12" text:is-hidden="true"/></text:span><text:span text:style-name="T10">dhéanamh socrú i dtaobh nithe gaolmhara.</text:span><text:span text:style-name="bold_5f_noitalic_5f_nounderline"><text:span text:style-name="T8"><text:line-break/></text:span></text:span><text:span text:style-name="bold_5f_noitalic_5f_nounderline"><text:span text:style-name="T8"><text:hidden-text text:condition="ooow:" text:string-value="P8:L13" text:is-hidden="true"/></text:span></text:span></text:p>
            <text:p text:style-name="P24"><text:hidden-text text:condition="ooow:" text:string-value="P8:L14" text:is-hidden="true"/> </text:p>
            <text:p text:style-name="P18"><text:hidden-text text:condition="ooow:" text:string-value="P8:L15" text:is-hidden="true"/>An Seanadóir Ivana Bacik a thug thíolaic,</text:p>
            <text:p text:style-name="P17"><text:hidden-text text:condition="ooow:" text:string-value="P8:L16" text:is-hidden="true"/>15 <text:span text:style-name="T5">Eanáir,</text:span> 2016</text:p>
            <text:p text:style-name="P25"><text:hidden-text text:condition="ooow:" text:string-value="P8:L17" text:is-hidden="true"/> </text:p>
            <text:p text:style-name="P20"><text:hidden-text text:condition="ooow:" text:string-value="P8:L18" text:is-hidden="true"/> </text:p>
          </table:table-cell>
          <table:table-cell table:style-name="Table1.B1" office:value-type="string">
            <text:p text:style-name="P22">Competition (Amendment) Bill 2016</text:p>
            <text:p text:style-name="P19"><text:span text:style-name="bold_5f_noitalic_5f_nounderline"><text:span text:style-name="T6"/></text:span></text:p>
            <text:p text:style-name="P23"><text:s/></text:p>
            <text:p text:style-name="P21">BILL</text:p>
            <text:p text:style-name="P26">(as initiated)</text:p>
            <text:p text:style-name="P26">entitled</text:p>
            <text:p text:style-name="P19"/>
            <text:p text:style-name="backpageprovision_5f_no_5f_line_5f_numbering">An Act to delimit the application of the Competition Act 2002 to Trade Unions and Trade Union Members and to certain agreements negotiated with public bodies, and to provide for related matters.<text:span text:style-name="bold_5f_noitalic_5f_nounderline"><text:span text:style-name="T6"><text:line-break/></text:span></text:span></text:p>
            <text:p text:style-name="P23"/>
            <text:p text:style-name="P18">Presented by Senator Ivana Bacik,</text:p>
            <text:p text:style-name="P17">15<text:span text:style-name="T5">th January,</text:span> 2016</text:p>
            <text:p text:style-name="P23"/>
            <text:p text:style-name="P19"/>
          </table:table-cell>
        </table:table-row>
      </table:table>
      <text:p text:style-name="Standard"><text:hidden-text text:condition="ooow:" text:string-value="P8:L19"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8 of 2016" text:name="Footer"/>
        </text:user-field-decls>
        <text:p text:style-name="P2"><text:span text:style-name="T1">[</text:span><text:span text:style-name="T1"><text:user-field-get text:name="Footer">No. 8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8 of 2016]</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04T12:31:38</dc:date>
    <meta:print-date>2016-01-18T17:13:35</meta:print-date>
    <meta:editing-cycles>626</meta:editing-cycles>
    <meta:editing-duration>P2DT5H58M27S</meta:editing-duration>
    <meta:user-defined meta:name="Info 1"/>
    <meta:user-defined meta:name="Info 2"/>
    <meta:user-defined meta:name="Info 3"/>
    <meta:user-defined meta:name="Info 4"/>
    <meta:document-statistic meta:table-count="1" meta:image-count="0" meta:object-count="0" meta:page-count="8" meta:paragraph-count="86" meta:word-count="828" meta:character-count="5356"/>
  </office:meta>
</office:document-meta>
</file>